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6" style:family="table-row">
      <style:table-row-properties style:min-row-height="0.623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fo:font-style="normal" officeooo:rsid="001e0c9d" officeooo:paragraph-rsid="001e0c9d" style:font-size-asian="10pt" style:font-style-asian="norm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bold" officeooo:rsid="001e0c9d" officeooo:paragraph-rsid="001e0c9d" style:font-style-asian="normal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e0c9d" officeooo:paragraph-rsid="001e0c9d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paragraph-properties style:snap-to-layout-grid="false"/>
      <style:text-properties fo:font-size="12pt" fo:font-style="normal" officeooo:rsid="001e0c9d" officeooo:paragraph-rsid="001e0c9d" style:font-size-asian="12pt" style:font-style-asian="normal"/>
    </style:style>
    <style:style style:name="T1" style:family="text">
      <style:text-properties officeooo:rsid="001e64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Temporiz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0</text:span>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5">Sitema software que permite realizar tareas periódicamente sin supervisión huma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5">Es capaz de medir el tiemp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5">Ningu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5">Grupo A2_5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8">26/03/19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8">1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6"/>
          </table:table-cell>
        </table:table-row>
        <table:table-row table:style-name="Tabla2.2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6"/>
          </table:table-cell>
          <table:table-cell table:style-name="Tabla2.C6" office:value-type="string">
            <text:p text:style-name="P6"/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49:00</meta:creation-date>
    <dc:date>2019-03-31T20:40:56.295629059</dc:date>
    <meta:editing-cycles>7</meta:editing-cycles>
    <meta:editing-duration>PT10M19S</meta:editing-duration>
    <meta:generator>LibreOffice/6.2.2.2$Linux_X86_64 LibreOffice_project/5daaa0e719eb4f073b63de04e0910785ad81fe7a</meta:generator>
    <meta:document-statistic meta:table-count="3" meta:image-count="0" meta:object-count="0" meta:page-count="1" meta:paragraph-count="21" meta:word-count="36" meta:character-count="262" meta:non-whitespace-character-count="247"/>
  </office:meta>
</office:document-meta>
</file>